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42"/>
    <style:style style:name="ce4" style:family="table-cell" style:parent-style-name="Default" style:data-style-name="N0">
      <style:table-cell-properties fo:background-color="#8EA9DB"/>
    </style:style>
    <style:style style:name="ce5" style:family="table-cell" style:parent-style-name="Default" style:data-style-name="N0">
      <style:table-cell-properties fo:background-color="#D9D9D9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999999"/>
    </style:style>
    <style:style style:name="ce12" style:family="table-cell" style:parent-style-name="Default" style:data-style-name="N0">
      <style:table-cell-properties fo:border="thin solid #999999"/>
    </style:style>
    <style:style style:name="ce13" style:family="table-cell" style:parent-style-name="Default" style:data-style-name="N42">
      <style:table-cell-properties fo:border-top="thin solid #999999" fo:border-bottom="none" fo:border-left="thin solid #999999" fo:border-right="thin solid #999999"/>
    </style:style>
    <style:style style:name="ce14" style:family="table-cell" style:parent-style-name="Default" style:data-style-name="N42">
      <style:table-cell-properties fo:border-top="thin solid #FFFFFF" fo:border-bottom="none" fo:border-left="thin solid #999999" fo:border-right="thin solid #999999"/>
    </style:style>
    <style:style style:name="ce15" style:family="table-cell" style:parent-style-name="Default" style:data-style-name="N42">
      <style:table-cell-properties fo:border="thin solid #999999"/>
    </style:style>
    <style:style style:name="ce16" style:family="table-cell" style:parent-style-name="Default" style:data-style-name="N1"/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42">
      <style:table-cell-properties fo:background-color="#FFC000"/>
    </style:style>
    <style:style style:name="ce20" style:family="table-cell" style:parent-style-name="Default" style:data-style-name="N42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74625cm" style:use-optimal-column-width="true"/>
    </style:style>
    <style:style style:name="co4" style:family="table-column">
      <style:table-column-properties fo:break-before="auto" style:column-width="3.86291666666667cm" style:use-optimal-column-width="true"/>
    </style:style>
    <style:style style:name="co5" style:family="table-column">
      <style:table-column-properties fo:break-before="auto" style:column-width="6.37645833333333cm" style:use-optimal-column-width="true"/>
    </style:style>
    <style:style style:name="co6" style:family="table-column">
      <style:table-column-properties fo:break-before="auto" style:column-width="4.445cm" style:use-optimal-column-width="true"/>
    </style:style>
    <style:style style:name="co7" style:family="table-column">
      <style:table-column-properties fo:break-before="auto" style:column-width="3.67770833333333cm" style:use-optimal-column-width="true"/>
    </style:style>
    <style:style style:name="co8" style:family="table-column">
      <style:table-column-properties fo:break-before="auto" style:column-width="1.799166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56645833333333cm" style:use-optimal-column-width="true"/>
    </style:style>
    <style:style style:name="co11" style:family="table-column">
      <style:table-column-properties fo:break-before="auto" style:column-width="3.33375cm" style:use-optimal-column-width="true"/>
    </style:style>
    <style:style style:name="co12" style:family="table-column">
      <style:table-column-properties fo:break-before="auto" style:column-width="3.889375cm"/>
    </style:style>
    <style:style style:name="co13" style:family="table-column">
      <style:table-column-properties fo:break-before="auto" style:column-width="3.99520833333333cm"/>
    </style:style>
    <style:style style:name="co14" style:family="table-column">
      <style:table-column-properties fo:break-before="auto" style:column-width="5.52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2"/>
        <table:table-column table:style-name="co2" table:default-cell-style-name="ce16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16">
            <text:p>ano-mês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Descrição</text:p>
          </table:table-cell>
          <table:table-cell office:value-type="string" table:style-name="ce3">
            <text:p>Valor</text:p>
          </table:table-cell>
          <table:table-cell office:value-type="string" table:style-name="ce1">
            <text:p>Operação Bancária</text:p>
          </table:table-cell>
          <table:table-cell office:value-type="string" table:style-name="ce1">
            <text:p>Status</text:p>
          </table:table-cell>
          <table:table-cell table:number-columns-repeated="16376"/>
        </table:table-row>
        <table:table-row table:style-name="ro1">
          <table:table-cell office:value-type="date" office:date-value="2024-08-01T00:00:00" table:style-name="ce2">
            <text:p>01/08/2024</text:p>
          </table:table-cell>
          <table:table-cell office:value-type="float" office:value="202408" table:formula="of:=100*YEAR([Data.$A2])+MONTH([Data.$A2])" table:style-name="ce16">
            <text:p>202408</text:p>
          </table:table-cell>
          <table:table-cell office:value-type="string" table:style-name="ce1">
            <text:p>ENTRADA</text:p>
          </table:table-cell>
          <table:table-cell office:value-type="string" table:style-name="ce1">
            <text:p>Renda Fixa</text:p>
          </table:table-cell>
          <table:table-cell office:value-type="string" table:style-name="ce1">
            <text:p>Salário mensal</text:p>
          </table:table-cell>
          <table:table-cell office:value-type="currency" office:value="5000" table:style-name="ce3">
            <text:p>$5.00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Recebido</text:p>
          </table:table-cell>
          <table:table-cell table:number-columns-repeated="16376"/>
        </table:table-row>
        <table:table-row table:style-name="ro1">
          <table:table-cell office:value-type="date" office:date-value="2024-08-01T00:00:00" table:style-name="ce2">
            <text:p>01/08/2024</text:p>
          </table:table-cell>
          <table:table-cell office:value-type="float" office:value="202408" table:formula="of:=100*YEAR([Data.$A3])+MONTH([Data.$A3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Alimentação</text:p>
          </table:table-cell>
          <table:table-cell office:value-type="string" table:style-name="ce1">
            <text:p>Compras no supermercado</text:p>
          </table:table-cell>
          <table:table-cell office:value-type="currency" office:value="550" table:style-name="ce3">
            <text:p>$55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03T00:00:00" table:style-name="ce2">
            <text:p>03/08/2024</text:p>
          </table:table-cell>
          <table:table-cell office:value-type="float" office:value="202408" table:formula="of:=100*YEAR([Data.$A4])+MONTH([Data.$A4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Transporte</text:p>
          </table:table-cell>
          <table:table-cell office:value-type="string" table:style-name="ce1">
            <text:p>Gasolina</text:p>
          </table:table-cell>
          <table:table-cell office:value-type="currency" office:value="300" table:style-name="ce3">
            <text:p>$30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05T00:00:00" table:style-name="ce2">
            <text:p>05/08/2024</text:p>
          </table:table-cell>
          <table:table-cell office:value-type="float" office:value="202408" table:formula="of:=100*YEAR([Data.$A5])+MONTH([Data.$A5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Lazer</text:p>
          </table:table-cell>
          <table:table-cell office:value-type="string" table:style-name="ce1">
            <text:p>Cinema</text:p>
          </table:table-cell>
          <table:table-cell office:value-type="currency" office:value="120" table:style-name="ce3">
            <text:p>$12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07T00:00:00" table:style-name="ce2">
            <text:p>07/08/2024</text:p>
          </table:table-cell>
          <table:table-cell office:value-type="float" office:value="202408" table:formula="of:=100*YEAR([Data.$A6])+MONTH([Data.$A6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Saúde</text:p>
          </table:table-cell>
          <table:table-cell office:value-type="string" table:style-name="ce1">
            <text:p>Consulta odontológica</text:p>
          </table:table-cell>
          <table:table-cell office:value-type="currency" office:value="250" table:style-name="ce3">
            <text:p>$25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10T00:00:00" table:style-name="ce2">
            <text:p>10/08/2024</text:p>
          </table:table-cell>
          <table:table-cell office:value-type="float" office:value="202408" table:formula="of:=100*YEAR([Data.$A7])+MONTH([Data.$A7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Educação</text:p>
          </table:table-cell>
          <table:table-cell office:value-type="string" table:style-name="ce1">
            <text:p>Material escolar</text:p>
          </table:table-cell>
          <table:table-cell office:value-type="currency" office:value="400" table:style-name="ce3">
            <text:p>$40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12T00:00:00" table:style-name="ce2">
            <text:p>12/08/2024</text:p>
          </table:table-cell>
          <table:table-cell office:value-type="float" office:value="202408" table:formula="of:=100*YEAR([Data.$A8])+MONTH([Data.$A8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Vestuário</text:p>
          </table:table-cell>
          <table:table-cell office:value-type="string" table:style-name="ce1">
            <text:p>Compra de roupas de inverno</text:p>
          </table:table-cell>
          <table:table-cell office:value-type="currency" office:value="600" table:style-name="ce3">
            <text:p>$60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15T00:00:00" table:style-name="ce2">
            <text:p>15/08/2024</text:p>
          </table:table-cell>
          <table:table-cell office:value-type="float" office:value="202408" table:formula="of:=100*YEAR([Data.$A9])+MONTH([Data.$A9])" table:style-name="ce16">
            <text:p>202408</text:p>
          </table:table-cell>
          <table:table-cell office:value-type="string" table:style-name="ce1">
            <text:p>ENTRADA</text:p>
          </table:table-cell>
          <table:table-cell office:value-type="string" table:style-name="ce1">
            <text:p>Investimentos</text:p>
          </table:table-cell>
          <table:table-cell office:value-type="string" table:style-name="ce1">
            <text:p>Dividendos de ações</text:p>
          </table:table-cell>
          <table:table-cell office:value-type="currency" office:value="800" table:style-name="ce3">
            <text:p>$80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Recebido</text:p>
          </table:table-cell>
          <table:table-cell table:number-columns-repeated="16376"/>
        </table:table-row>
        <table:table-row table:style-name="ro1">
          <table:table-cell office:value-type="date" office:date-value="2024-08-15T00:00:00" table:style-name="ce2">
            <text:p>15/08/2024</text:p>
          </table:table-cell>
          <table:table-cell office:value-type="float" office:value="202408" table:formula="of:=100*YEAR([Data.$A10])+MONTH([Data.$A10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Serviços</text:p>
          </table:table-cell>
          <table:table-cell office:value-type="string" table:style-name="ce1">
            <text:p>Limpeza do apartamento</text:p>
          </table:table-cell>
          <table:table-cell office:value-type="currency" office:value="150" table:style-name="ce3">
            <text:p>$15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18T00:00:00" table:style-name="ce2">
            <text:p>18/08/2024</text:p>
          </table:table-cell>
          <table:table-cell office:value-type="float" office:value="202408" table:formula="of:=100*YEAR([Data.$A11])+MONTH([Data.$A11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Eletrônicos</text:p>
          </table:table-cell>
          <table:table-cell office:value-type="string" table:style-name="ce1">
            <text:p>Compra de novo celular</text:p>
          </table:table-cell>
          <table:table-cell office:value-type="currency" office:value="1200" table:style-name="ce3">
            <text:p>$1.20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20T00:00:00" table:style-name="ce2">
            <text:p>20/08/2024</text:p>
          </table:table-cell>
          <table:table-cell office:value-type="float" office:value="202408" table:formula="of:=100*YEAR([Data.$A12])+MONTH([Data.$A12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Utilidades Domésticas</text:p>
          </table:table-cell>
          <table:table-cell office:value-type="string" table:style-name="ce1">
            <text:p>Reparos domésticos</text:p>
          </table:table-cell>
          <table:table-cell office:value-type="currency" office:value="450" table:style-name="ce3">
            <text:p>$45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22T00:00:00" table:style-name="ce2">
            <text:p>22/08/2024</text:p>
          </table:table-cell>
          <table:table-cell office:value-type="float" office:value="202408" table:formula="of:=100*YEAR([Data.$A13])+MONTH([Data.$A13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Presentes</text:p>
          </table:table-cell>
          <table:table-cell office:value-type="string" table:style-name="ce1">
            <text:p>Presente de aniversário</text:p>
          </table:table-cell>
          <table:table-cell office:value-type="currency" office:value="180" table:style-name="ce3">
            <text:p>$18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24T00:00:00" table:style-name="ce2">
            <text:p>24/08/2024</text:p>
          </table:table-cell>
          <table:table-cell office:value-type="float" office:value="202408" table:formula="of:=100*YEAR([Data.$A14])+MONTH([Data.$A14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Beleza</text:p>
          </table:table-cell>
          <table:table-cell office:value-type="string" table:style-name="ce1">
            <text:p>Corte de cabelo e barba</text:p>
          </table:table-cell>
          <table:table-cell office:value-type="currency" office:value="80" table:style-name="ce3">
            <text:p>$8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28T00:00:00" table:style-name="ce2">
            <text:p>28/08/2024</text:p>
          </table:table-cell>
          <table:table-cell office:value-type="float" office:value="202408" table:formula="of:=100*YEAR([Data.$A15])+MONTH([Data.$A15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Pet Care</text:p>
          </table:table-cell>
          <table:table-cell office:value-type="string" table:style-name="ce1">
            <text:p>Ração e petiscos para o cachorro</text:p>
          </table:table-cell>
          <table:table-cell office:value-type="currency" office:value="200" table:style-name="ce3">
            <text:p>$20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30T00:00:00" table:style-name="ce2">
            <text:p>30/08/2024</text:p>
          </table:table-cell>
          <table:table-cell office:value-type="float" office:value="202408" table:formula="of:=100*YEAR([Data.$A16])+MONTH([Data.$A16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Viagem</text:p>
          </table:table-cell>
          <table:table-cell office:value-type="string" table:style-name="ce1">
            <text:p>Reserva de pousada</text:p>
          </table:table-cell>
          <table:table-cell office:value-type="currency" office:value="750" table:style-name="ce3">
            <text:p>$75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31T00:00:00" table:style-name="ce2">
            <text:p>31/08/2024</text:p>
          </table:table-cell>
          <table:table-cell office:value-type="float" office:value="202408" table:formula="of:=100*YEAR([Data.$A17])+MONTH([Data.$A17])" table:style-name="ce16">
            <text:p>202408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Gastronomia</text:p>
          </table:table-cell>
          <table:table-cell office:value-type="string" table:style-name="ce1">
            <text:p>Jantar em restaurante francês</text:p>
          </table:table-cell>
          <table:table-cell office:value-type="currency" office:value="350" table:style-name="ce3">
            <text:p>$35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01T00:00:00" table:style-name="ce2">
            <text:p>01/09/2024</text:p>
          </table:table-cell>
          <table:table-cell office:value-type="float" office:value="202409" table:formula="of:=100*YEAR([Data.$A18])+MONTH([Data.$A18])" table:style-name="ce16">
            <text:p>202409</text:p>
          </table:table-cell>
          <table:table-cell office:value-type="string" table:style-name="ce1">
            <text:p>ENTRADA</text:p>
          </table:table-cell>
          <table:table-cell office:value-type="string" table:style-name="ce1">
            <text:p>Renda Fixa</text:p>
          </table:table-cell>
          <table:table-cell office:value-type="string" table:style-name="ce1">
            <text:p>Salário mensal</text:p>
          </table:table-cell>
          <table:table-cell office:value-type="currency" office:value="5000" table:style-name="ce3">
            <text:p>$5.00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Recebido</text:p>
          </table:table-cell>
          <table:table-cell table:number-columns-repeated="16376"/>
        </table:table-row>
        <table:table-row table:style-name="ro1">
          <table:table-cell office:value-type="date" office:date-value="2024-09-02T00:00:00" table:style-name="ce2">
            <text:p>02/09/2024</text:p>
          </table:table-cell>
          <table:table-cell office:value-type="float" office:value="202409" table:formula="of:=100*YEAR([Data.$A19])+MONTH([Data.$A19])" table:style-name="ce16">
            <text:p>202409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Alimentação</text:p>
          </table:table-cell>
          <table:table-cell office:value-type="string" table:style-name="ce1">
            <text:p><text:s/>Compras no supermercado<text:s/></text:p>
          </table:table-cell>
          <table:table-cell office:value-type="currency" office:value="450" table:style-name="ce3">
            <text:p>$45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9-05T00:00:00" table:style-name="ce2">
            <text:p>05/09/2024</text:p>
          </table:table-cell>
          <table:table-cell office:value-type="float" office:value="202409" table:formula="of:=100*YEAR([Data.$A20])+MONTH([Data.$A20])" table:style-name="ce16">
            <text:p>202409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Transporte</text:p>
          </table:table-cell>
          <table:table-cell office:value-type="string" table:style-name="ce1">
            <text:p><text:s/>Gasolina<text:s/></text:p>
          </table:table-cell>
          <table:table-cell office:value-type="currency" office:value="300" table:style-name="ce3">
            <text:p>$30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08T00:00:00" table:style-name="ce2">
            <text:p>08/09/2024</text:p>
          </table:table-cell>
          <table:table-cell office:value-type="float" office:value="202409" table:formula="of:=100*YEAR([Data.$A21])+MONTH([Data.$A21])" table:style-name="ce16">
            <text:p>202409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Lazer</text:p>
          </table:table-cell>
          <table:table-cell office:value-type="string" table:style-name="ce1">
            <text:p><text:s/>Cinema e jantar<text:s/></text:p>
          </table:table-cell>
          <table:table-cell office:value-type="currency" office:value="200" table:style-name="ce3">
            <text:p>$20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11T00:00:00" table:style-name="ce2">
            <text:p>11/09/2024</text:p>
          </table:table-cell>
          <table:table-cell office:value-type="float" office:value="202409" table:formula="of:=100*YEAR([Data.$A22])+MONTH([Data.$A22])" table:style-name="ce16">
            <text:p>202409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Saúde</text:p>
          </table:table-cell>
          <table:table-cell office:value-type="string" table:style-name="ce1">
            <text:p><text:s/>Plano de saúde<text:s/></text:p>
          </table:table-cell>
          <table:table-cell office:value-type="currency" office:value="600" table:style-name="ce3">
            <text:p>$60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9-14T00:00:00" table:style-name="ce2">
            <text:p>14/09/2024</text:p>
          </table:table-cell>
          <table:table-cell office:value-type="float" office:value="202409" table:formula="of:=100*YEAR([Data.$A23])+MONTH([Data.$A23])" table:style-name="ce16">
            <text:p>202409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Educação</text:p>
          </table:table-cell>
          <table:table-cell office:value-type="string" table:style-name="ce1">
            <text:p><text:s/>Material escolar<text:s/></text:p>
          </table:table-cell>
          <table:table-cell office:value-type="currency" office:value="350" table:style-name="ce3">
            <text:p>$35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17T00:00:00" table:style-name="ce2">
            <text:p>17/09/2024</text:p>
          </table:table-cell>
          <table:table-cell office:value-type="float" office:value="202409" table:formula="of:=100*YEAR([Data.$A24])+MONTH([Data.$A24])" table:style-name="ce16">
            <text:p>202409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Vestuário</text:p>
          </table:table-cell>
          <table:table-cell office:value-type="string" table:style-name="ce1">
            <text:p><text:s/>Compra de roupas<text:s/></text:p>
          </table:table-cell>
          <table:table-cell office:value-type="currency" office:value="500" table:style-name="ce3">
            <text:p>$50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9-20T00:00:00" table:style-name="ce2">
            <text:p>20/09/2024</text:p>
          </table:table-cell>
          <table:table-cell office:value-type="float" office:value="202409" table:formula="of:=100*YEAR([Data.$A25])+MONTH([Data.$A25])" table:style-name="ce16">
            <text:p>202409</text:p>
          </table:table-cell>
          <table:table-cell office:value-type="string" table:style-name="ce1">
            <text:p>ENTRADA</text:p>
          </table:table-cell>
          <table:table-cell office:value-type="string" table:style-name="ce1">
            <text:p>Freelance</text:p>
          </table:table-cell>
          <table:table-cell office:value-type="string" table:style-name="ce1">
            <text:p>Pagamento por projeto freelancer</text:p>
          </table:table-cell>
          <table:table-cell office:value-type="currency" office:value="1200" table:style-name="ce3">
            <text:p>$1.20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Recebido</text:p>
          </table:table-cell>
          <table:table-cell table:number-columns-repeated="16376"/>
        </table:table-row>
        <table:table-row table:style-name="ro1">
          <table:table-cell office:value-type="date" office:date-value="2024-09-20T00:00:00" table:style-name="ce2">
            <text:p>20/09/2024</text:p>
          </table:table-cell>
          <table:table-cell office:value-type="float" office:value="202409" table:formula="of:=100*YEAR([Data.$A26])+MONTH([Data.$A26])" table:style-name="ce16">
            <text:p>202409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Serviços</text:p>
          </table:table-cell>
          <table:table-cell office:value-type="string" table:style-name="ce1">
            <text:p><text:s/>Manutenção do veículo<text:s/></text:p>
          </table:table-cell>
          <table:table-cell office:value-type="currency" office:value="800" table:style-name="ce3">
            <text:p>$80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23T00:00:00" table:style-name="ce2">
            <text:p>23/09/2024</text:p>
          </table:table-cell>
          <table:table-cell office:value-type="float" office:value="202409" table:formula="of:=100*YEAR([Data.$A27])+MONTH([Data.$A27])" table:style-name="ce16">
            <text:p>202409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Eletrônicos</text:p>
          </table:table-cell>
          <table:table-cell office:value-type="string" table:style-name="ce1">
            <text:p><text:s/>Compra de novo smartphone<text:s/></text:p>
          </table:table-cell>
          <table:table-cell office:value-type="currency" office:value="1500" table:style-name="ce3">
            <text:p>$1.50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9-26T00:00:00" table:style-name="ce2">
            <text:p>26/09/2024</text:p>
          </table:table-cell>
          <table:table-cell office:value-type="float" office:value="202409" table:formula="of:=100*YEAR([Data.$A28])+MONTH([Data.$A28])" table:style-name="ce16">
            <text:p>202409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Utilidades Dom.</text:p>
          </table:table-cell>
          <table:table-cell office:value-type="string" table:style-name="ce1">
            <text:p><text:s/>Conta de energia elétrica<text:s/></text:p>
          </table:table-cell>
          <table:table-cell office:value-type="currency" office:value="250" table:style-name="ce3">
            <text:p>$25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29T00:00:00" table:style-name="ce2">
            <text:p>29/09/2024</text:p>
          </table:table-cell>
          <table:table-cell office:value-type="float" office:value="202409" table:formula="of:=100*YEAR([Data.$A29])+MONTH([Data.$A29])" table:style-name="ce16">
            <text:p>202409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Presentes</text:p>
          </table:table-cell>
          <table:table-cell office:value-type="string" table:style-name="ce1">
            <text:p><text:s/>Aniversário da mãe<text:s/></text:p>
          </table:table-cell>
          <table:table-cell office:value-type="currency" office:value="400" table:style-name="ce3">
            <text:p>$40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10-01T00:00:00" table:style-name="ce2">
            <text:p>01/10/2024</text:p>
          </table:table-cell>
          <table:table-cell office:value-type="float" office:value="202410" table:formula="of:=100*YEAR([Data.$A30])+MONTH([Data.$A30])" table:style-name="ce16">
            <text:p>202410</text:p>
          </table:table-cell>
          <table:table-cell office:value-type="string" table:style-name="ce1">
            <text:p>ENTRADA</text:p>
          </table:table-cell>
          <table:table-cell office:value-type="string" table:style-name="ce1">
            <text:p>Renda Fixa</text:p>
          </table:table-cell>
          <table:table-cell office:value-type="string" table:style-name="ce1">
            <text:p>Salário mensal</text:p>
          </table:table-cell>
          <table:table-cell office:value-type="currency" office:value="5000" table:style-name="ce3">
            <text:p>$5.00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Recebido</text:p>
          </table:table-cell>
          <table:table-cell table:number-columns-repeated="16376"/>
        </table:table-row>
        <table:table-row table:style-name="ro1">
          <table:table-cell office:value-type="date" office:date-value="2024-10-01T00:00:00" table:style-name="ce2">
            <text:p>01/10/2024</text:p>
          </table:table-cell>
          <table:table-cell office:value-type="float" office:value="202410" table:formula="of:=100*YEAR([Data.$A31])+MONTH([Data.$A31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Alimentação</text:p>
          </table:table-cell>
          <table:table-cell office:value-type="string" table:style-name="ce1">
            <text:p>Compras no supermercado</text:p>
          </table:table-cell>
          <table:table-cell office:value-type="currency" office:value="600" table:style-name="ce3">
            <text:p>$60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10-03T00:00:00" table:style-name="ce2">
            <text:p>03/10/2024</text:p>
          </table:table-cell>
          <table:table-cell office:value-type="float" office:value="202410" table:formula="of:=100*YEAR([Data.$A32])+MONTH([Data.$A32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Transporte</text:p>
          </table:table-cell>
          <table:table-cell office:value-type="string" table:style-name="ce1">
            <text:p>Recarga de cartão de transporte</text:p>
          </table:table-cell>
          <table:table-cell office:value-type="currency" office:value="200" table:style-name="ce3">
            <text:p>$20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10-05T00:00:00" table:style-name="ce2">
            <text:p>05/10/2024</text:p>
          </table:table-cell>
          <table:table-cell office:value-type="float" office:value="202410" table:formula="of:=100*YEAR([Data.$A33])+MONTH([Data.$A33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Lazer</text:p>
          </table:table-cell>
          <table:table-cell office:value-type="string" table:style-name="ce1">
            <text:p>Ingressos para teatro</text:p>
          </table:table-cell>
          <table:table-cell office:value-type="currency" office:value="180" table:style-name="ce3">
            <text:p>$18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10-08T00:00:00" table:style-name="ce2">
            <text:p>08/10/2024</text:p>
          </table:table-cell>
          <table:table-cell office:value-type="float" office:value="202410" table:formula="of:=100*YEAR([Data.$A34])+MONTH([Data.$A34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Saúde</text:p>
          </table:table-cell>
          <table:table-cell office:value-type="string" table:style-name="ce1">
            <text:p>Remédios de farmácia</text:p>
          </table:table-cell>
          <table:table-cell office:value-type="currency" office:value="120" table:style-name="ce3">
            <text:p>$12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10-10T00:00:00" table:style-name="ce2">
            <text:p>10/10/2024</text:p>
          </table:table-cell>
          <table:table-cell office:value-type="float" office:value="202410" table:formula="of:=100*YEAR([Data.$A35])+MONTH([Data.$A35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Educação</text:p>
          </table:table-cell>
          <table:table-cell office:value-type="string" table:style-name="ce1">
            <text:p>Cursos online</text:p>
          </table:table-cell>
          <table:table-cell office:value-type="currency" office:value="350" table:style-name="ce3">
            <text:p>$35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10-13T00:00:00" table:style-name="ce2">
            <text:p>13/10/2024</text:p>
          </table:table-cell>
          <table:table-cell office:value-type="float" office:value="202410" table:formula="of:=100*YEAR([Data.$A36])+MONTH([Data.$A36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Vestuário</text:p>
          </table:table-cell>
          <table:table-cell office:value-type="string" table:style-name="ce1">
            <text:p>Roupas de primavera</text:p>
          </table:table-cell>
          <table:table-cell office:value-type="currency" office:value="400" table:style-name="ce3">
            <text:p>$40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10-15T00:00:00" table:style-name="ce2">
            <text:p>15/10/2024</text:p>
          </table:table-cell>
          <table:table-cell office:value-type="float" office:value="202410" table:formula="of:=100*YEAR([Data.$A37])+MONTH([Data.$A37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Serviços</text:p>
          </table:table-cell>
          <table:table-cell office:value-type="string" table:style-name="ce1">
            <text:p>Manutenção da casa</text:p>
          </table:table-cell>
          <table:table-cell office:value-type="currency" office:value="450" table:style-name="ce3">
            <text:p>$45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10-18T00:00:00" table:style-name="ce2">
            <text:p>18/10/2024</text:p>
          </table:table-cell>
          <table:table-cell office:value-type="float" office:value="202410" table:formula="of:=100*YEAR([Data.$A38])+MONTH([Data.$A38])" table:style-name="ce16">
            <text:p>202410</text:p>
          </table:table-cell>
          <table:table-cell office:value-type="string" table:style-name="ce1">
            <text:p>ENTRADA</text:p>
          </table:table-cell>
          <table:table-cell office:value-type="string" table:style-name="ce1">
            <text:p>Venda de ativos</text:p>
          </table:table-cell>
          <table:table-cell office:value-type="string" table:style-name="ce1">
            <text:p>Venda de equipamentos eletrônicos</text:p>
          </table:table-cell>
          <table:table-cell office:value-type="currency" office:value="1500" table:style-name="ce3">
            <text:p>$1.50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Recebido</text:p>
          </table:table-cell>
          <table:table-cell table:number-columns-repeated="16376"/>
        </table:table-row>
        <table:table-row table:style-name="ro1">
          <table:table-cell office:value-type="date" office:date-value="2024-10-18T00:00:00" table:style-name="ce2">
            <text:p>18/10/2024</text:p>
          </table:table-cell>
          <table:table-cell office:value-type="float" office:value="202410" table:formula="of:=100*YEAR([Data.$A39])+MONTH([Data.$A39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Eletrônicos</text:p>
          </table:table-cell>
          <table:table-cell office:value-type="string" table:style-name="ce1">
            <text:p>Manutenção do computador</text:p>
          </table:table-cell>
          <table:table-cell office:value-type="currency" office:value="300" table:style-name="ce3">
            <text:p>$30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10-20T00:00:00" table:style-name="ce2">
            <text:p>20/10/2024</text:p>
          </table:table-cell>
          <table:table-cell office:value-type="float" office:value="202410" table:formula="of:=100*YEAR([Data.$A40])+MONTH([Data.$A40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Utilidades Domésticas</text:p>
          </table:table-cell>
          <table:table-cell office:value-type="string" table:style-name="ce1">
            <text:p>Troca de móveis da cozinha</text:p>
          </table:table-cell>
          <table:table-cell office:value-type="currency" office:value="800" table:style-name="ce3">
            <text:p>$80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10-22T00:00:00" table:style-name="ce2">
            <text:p>22/10/2024</text:p>
          </table:table-cell>
          <table:table-cell office:value-type="float" office:value="202410" table:formula="of:=100*YEAR([Data.$A41])+MONTH([Data.$A41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Presentes</text:p>
          </table:table-cell>
          <table:table-cell office:value-type="string" table:style-name="ce1">
            <text:p>Presentes para casamento</text:p>
          </table:table-cell>
          <table:table-cell office:value-type="currency" office:value="250" table:style-name="ce3">
            <text:p>$25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10-24T00:00:00" table:style-name="ce2">
            <text:p>24/10/2024</text:p>
          </table:table-cell>
          <table:table-cell office:value-type="float" office:value="202410" table:formula="of:=100*YEAR([Data.$A42])+MONTH([Data.$A42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Pet Care</text:p>
          </table:table-cell>
          <table:table-cell office:value-type="string" table:style-name="ce1">
            <text:p>Veterinário para o pet</text:p>
          </table:table-cell>
          <table:table-cell office:value-type="currency" office:value="150" table:style-name="ce3">
            <text:p>$150,00</text:p>
          </table:table-cell>
          <table:table-cell office:value-type="string" table:style-name="ce1">
            <text:p>Débito Automático</text:p>
          </table:table-cell>
          <table:table-cell office:value-type="string" table:style-name="ce1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10-26T00:00:00" table:style-name="ce2">
            <text:p>26/10/2024</text:p>
          </table:table-cell>
          <table:table-cell office:value-type="float" office:value="202410" table:formula="of:=100*YEAR([Data.$A43])+MONTH([Data.$A43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Beleza</text:p>
          </table:table-cell>
          <table:table-cell office:value-type="string" table:style-name="ce1">
            <text:p>Salão de beleza</text:p>
          </table:table-cell>
          <table:table-cell office:value-type="currency" office:value="250" table:style-name="ce3">
            <text:p>$25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10-30T00:00:00" table:style-name="ce2">
            <text:p>30/10/2024</text:p>
          </table:table-cell>
          <table:table-cell office:value-type="float" office:value="202410" table:formula="of:=100*YEAR([Data.$A44])+MONTH([Data.$A44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Gastronomia</text:p>
          </table:table-cell>
          <table:table-cell office:value-type="string" table:style-name="ce1">
            <text:p>Jantar em restaurante italiano</text:p>
          </table:table-cell>
          <table:table-cell office:value-type="currency" office:value="220" table:style-name="ce3">
            <text:p>$220,00</text:p>
          </table:table-cell>
          <table:table-cell office:value-type="string" table:style-name="ce1">
            <text:p>Transferência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10-31T00:00:00" table:style-name="ce2">
            <text:p>31/10/2024</text:p>
          </table:table-cell>
          <table:table-cell office:value-type="float" office:value="202410" table:formula="of:=100*YEAR([Data.$A45])+MONTH([Data.$A45])" table:style-name="ce16">
            <text:p>202410</text:p>
          </table:table-cell>
          <table:table-cell office:value-type="string" table:style-name="ce1">
            <text:p>SAÍDA</text:p>
          </table:table-cell>
          <table:table-cell office:value-type="string" table:style-name="ce1">
            <text:p>Viagem</text:p>
          </table:table-cell>
          <table:table-cell office:value-type="string" table:style-name="ce1">
            <text:p>Reserva de hotel para fim de semana</text:p>
          </table:table-cell>
          <table:table-cell office:value-type="currency" office:value="500" table:style-name="ce3">
            <text:p>$500,00</text:p>
          </table:table-cell>
          <table:table-cell office:value-type="string" table:style-name="ce1">
            <text:p>Cartão de Crédito</text:p>
          </table:table-cell>
          <table:table-cell office:value-type="string" table:style-name="ce1">
            <text:p>Pendente</text:p>
          </table:table-cell>
          <table:table-cell table:number-columns-repeated="16376"/>
        </table:table-row>
        <table:table-row table:number-rows-repeated="1048531" table:style-name="ro1">
          <table:table-cell table:number-columns-repeated="16384"/>
        </table:table-row>
      </table:table>
      <table:table table:name="Controller" table:style-name="ta1">
        <table:table-column table:style-name="co4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0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1">
            <text:p>Tipo</text:p>
          </table:table-cell>
          <table:table-cell office:value-type="string" table:style-name="ce12">
            <text:p>SAÍDA</text:p>
          </table:table-cell>
          <table:table-cell table:number-columns-repeated="4" table:style-name="ce1"/>
          <table:table-cell office:value-type="string" table:style-name="ce11">
            <text:p>Tipo</text:p>
          </table:table-cell>
          <table:table-cell office:value-type="string" table:style-name="ce12">
            <text:p>ENTRAD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ótulos de Linha</text:p>
          </table:table-cell>
          <table:table-cell office:value-type="string" table:style-name="ce7">
            <text:p>Soma de Valor</text:p>
          </table:table-cell>
          <table:table-cell table:number-columns-repeated="4" table:style-name="ce1"/>
          <table:table-cell office:value-type="string" table:style-name="ce6">
            <text:p>Rótulos de Linha</text:p>
          </table:table-cell>
          <table:table-cell office:value-type="string" table:style-name="ce7">
            <text:p>Soma de Valor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Alimentação</text:p>
          </table:table-cell>
          <table:table-cell office:value-type="currency" office:value="1600" table:style-name="ce13">
            <text:p>$1.600,00</text:p>
          </table:table-cell>
          <table:table-cell table:number-columns-repeated="4" table:style-name="ce1"/>
          <table:table-cell office:value-type="string" table:style-name="ce8">
            <text:p>Freelance</text:p>
          </table:table-cell>
          <table:table-cell office:value-type="currency" office:value="1200" table:style-name="ce13">
            <text:p>$1.200,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Beleza</text:p>
          </table:table-cell>
          <table:table-cell office:value-type="currency" office:value="330" table:style-name="ce14">
            <text:p>$330,00</text:p>
          </table:table-cell>
          <table:table-cell table:number-columns-repeated="4" table:style-name="ce1"/>
          <table:table-cell office:value-type="string" table:style-name="ce9">
            <text:p>Investimentos</text:p>
          </table:table-cell>
          <table:table-cell office:value-type="currency" office:value="800" table:style-name="ce14">
            <text:p>$800,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Educação</text:p>
          </table:table-cell>
          <table:table-cell office:value-type="currency" office:value="1100" table:style-name="ce14">
            <text:p>$1.100,00</text:p>
          </table:table-cell>
          <table:table-cell table:number-columns-repeated="4" table:style-name="ce1"/>
          <table:table-cell office:value-type="string" table:style-name="ce9">
            <text:p>Renda Fixa</text:p>
          </table:table-cell>
          <table:table-cell office:value-type="currency" office:value="15000" table:style-name="ce14">
            <text:p>$15.000,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Eletrônicos</text:p>
          </table:table-cell>
          <table:table-cell office:value-type="currency" office:value="3000" table:style-name="ce14">
            <text:p>$3.000,00</text:p>
          </table:table-cell>
          <table:table-cell table:number-columns-repeated="4" table:style-name="ce1"/>
          <table:table-cell office:value-type="string" table:style-name="ce9">
            <text:p>Venda de ativos</text:p>
          </table:table-cell>
          <table:table-cell office:value-type="currency" office:value="1500" table:style-name="ce14">
            <text:p>$1.500,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Gastronomia</text:p>
          </table:table-cell>
          <table:table-cell office:value-type="currency" office:value="570" table:style-name="ce14">
            <text:p>$570,00</text:p>
          </table:table-cell>
          <table:table-cell table:number-columns-repeated="4" table:style-name="ce1"/>
          <table:table-cell office:value-type="string" table:style-name="ce10">
            <text:p>Total Geral</text:p>
          </table:table-cell>
          <table:table-cell office:value-type="currency" office:value="18500" table:style-name="ce15">
            <text:p>$18.500,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Lazer</text:p>
          </table:table-cell>
          <table:table-cell office:value-type="currency" office:value="500" table:style-name="ce14">
            <text:p>$50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Pet Care</text:p>
          </table:table-cell>
          <table:table-cell office:value-type="currency" office:value="350" table:style-name="ce14">
            <text:p>$35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Presentes</text:p>
          </table:table-cell>
          <table:table-cell office:value-type="currency" office:value="830" table:style-name="ce14">
            <text:p>$83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aúde</text:p>
          </table:table-cell>
          <table:table-cell office:value-type="currency" office:value="970" table:style-name="ce14">
            <text:p>$97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erviços</text:p>
          </table:table-cell>
          <table:table-cell office:value-type="currency" office:value="1400" table:style-name="ce14">
            <text:p>$1.40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Transporte</text:p>
          </table:table-cell>
          <table:table-cell office:value-type="currency" office:value="800" table:style-name="ce14">
            <text:p>$80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Utilidades Dom.</text:p>
          </table:table-cell>
          <table:table-cell office:value-type="currency" office:value="250" table:style-name="ce14">
            <text:p>$25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Utilidades Domésticas</text:p>
          </table:table-cell>
          <table:table-cell office:value-type="currency" office:value="1250" table:style-name="ce14">
            <text:p>$1.25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Vestuário</text:p>
          </table:table-cell>
          <table:table-cell office:value-type="currency" office:value="1500" table:style-name="ce14">
            <text:p>$1.500,0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iagem</text:p>
          </table:table-cell>
          <table:table-cell office:value-type="currency" office:value="1250" table:style-name="ce14">
            <text:p>$1.250,00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otal Geral</text:p>
          </table:table-cell>
          <table:table-cell office:value-type="currency" office:value="15700" table:style-name="ce15">
            <text:p>$15.700,00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Caixinha" table:style-name="ta2">
        <table:table-column table:style-name="co9" table:number-columns-repeated="2" table:default-cell-style-name="ce1"/>
        <table:table-column table:style-name="co12" table:default-cell-style-name="ce1"/>
        <table:table-column table:style-name="co13" table:default-cell-style-name="ce3"/>
        <table:table-column table:style-name="co9" table:number-columns-repeated="16380" table:default-cell-style-name="ce1"/>
        <table:table-row table:style-name="ro2">
          <table:table-cell table:number-columns-repeated="2" table:style-name="ce17"/>
          <table:table-cell table:style-name="ce17"/>
          <table:table-cell table:style-name="ce19"/>
          <table:table-cell table:number-columns-repeated="16380" table:style-name="ce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Total Reservado</text:p>
          </table:table-cell>
          <table:table-cell office:value-type="currency" office:value="2572" table:formula="of:=SUM([Caixinha.$D$7:.$D$18])" table:style-name="ce3">
            <text:p>$2.572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Meta de Reserva</text:p>
          </table:table-cell>
          <table:table-cell office:value-type="currency" office:value="20000" table:style-name="ce3">
            <text:p>$20.000,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8">
            <text:p>Data de Lançamento</text:p>
          </table:table-cell>
          <table:table-cell office:value-type="string" table:style-name="ce20">
            <text:p>Depósito Rerservad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14T00:00:00" table:style-name="ce2">
            <text:p>14/01/2025</text:p>
          </table:table-cell>
          <table:table-cell office:value-type="currency" office:value="430" table:style-name="ce3">
            <text:p>$43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15T00:00:00" table:style-name="ce2">
            <text:p>15/01/2025</text:p>
          </table:table-cell>
          <table:table-cell office:value-type="currency" office:value="108" table:style-name="ce3">
            <text:p>$108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16T00:00:00" table:style-name="ce2">
            <text:p>16/01/2025</text:p>
          </table:table-cell>
          <table:table-cell office:value-type="currency" office:value="37" table:style-name="ce3">
            <text:p>$37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17T00:00:00" table:style-name="ce2">
            <text:p>17/01/2025</text:p>
          </table:table-cell>
          <table:table-cell office:value-type="currency" office:value="74" table:style-name="ce3">
            <text:p>$74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18T00:00:00" table:style-name="ce2">
            <text:p>18/01/2025</text:p>
          </table:table-cell>
          <table:table-cell office:value-type="currency" office:value="397" table:style-name="ce3">
            <text:p>$397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19T00:00:00" table:style-name="ce2">
            <text:p>19/01/2025</text:p>
          </table:table-cell>
          <table:table-cell office:value-type="currency" office:value="135" table:style-name="ce3">
            <text:p>$135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20T00:00:00" table:style-name="ce2">
            <text:p>20/01/2025</text:p>
          </table:table-cell>
          <table:table-cell office:value-type="currency" office:value="114" table:style-name="ce3">
            <text:p>$114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21T00:00:00" table:style-name="ce2">
            <text:p>21/01/2025</text:p>
          </table:table-cell>
          <table:table-cell office:value-type="currency" office:value="483" table:style-name="ce3">
            <text:p>$483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22T00:00:00" table:style-name="ce2">
            <text:p>22/01/2025</text:p>
          </table:table-cell>
          <table:table-cell office:value-type="currency" office:value="150" table:style-name="ce3">
            <text:p>$15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23T00:00:00" table:style-name="ce2">
            <text:p>23/01/2025</text:p>
          </table:table-cell>
          <table:table-cell office:value-type="currency" office:value="209" table:style-name="ce3">
            <text:p>$209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24T00:00:00" table:style-name="ce2">
            <text:p>24/01/2025</text:p>
          </table:table-cell>
          <table:table-cell office:value-type="currency" office:value="202" table:style-name="ce3">
            <text:p>$202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5-01-25T00:00:00" table:style-name="ce2">
            <text:p>25/01/2025</text:p>
          </table:table-cell>
          <table:table-cell office:value-type="currency" office:value="233" table:style-name="ce3">
            <text:p>$233,00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Dashboard" table:style-name="ta1">
        <table:table-column table:style-name="co14" table:default-cell-style-name="ce4"/>
        <table:table-column table:style-name="co9" table:number-columns-repeated="20" table:default-cell-style-name="ce5"/>
        <table:table-column table:style-name="co9" table:number-columns-repeated="16363" table:default-cell-style-name="ce1"/>
        <table:table-row table:style-name="ro1">
          <table:table-cell/>
          <table:table-cell table:style-name="ce5">
            <draw:frame draw:z-index="1" draw:id="id0" draw:style-name="a0" draw:name="Gráfico 1" svg:x="0in" svg:y="0in" svg:width="6.67708in" svg:height="4.0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5">
            <draw:frame draw:z-index="4" draw:id="id2" draw:style-name="a2" draw:name="Gráfico 6" svg:x="0.66667in" svg:y="0in" svg:width="6.67708in" svg:height="4.083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/>
          <table:table-cell table:style-name="ce5">
            <draw:frame draw:z-index="2" draw:id="id1" draw:style-name="a1" draw:name="Gráfico 2" svg:x="0.01042in" svg:y="0.10417in" svg:width="13.33333in" svg:height="5.072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  <table:named-expressions>
        <table:named-expression table:name="SegmentaçãodeDados_ano_mês" table:expression="of:=&quot;&quot;" table:base-cell-address="Data.$A$1"/>
      </table:named-expressions>
      <table:database-ranges>
        <table:database-range table:target-range-address="Data.A1:Data.H45" table:name="Operations" table:display-filter-buttons="true"/>
        <table:database-range table:target-range-address="Caixinha.C6:Caixinha.D18" table:name="Tabela3" table:display-filter-buttons="true"/>
      </table:database-ranges>
      <table:data-pilot-tables>
        <table:data-pilot-table table:name="pivot_entrada" table:target-range-address="Controller.G1:Controller.H8" table:show-filter-button="false" table:buttons="Controller.G1 Controller.G3">
          <table:source-cell-range table:cell-range-address="Data.A1:Data.H45"/>
          <table:data-pilot-field table:source-field-name="Tipo" table:orientation="page" table:selected-page="ENTRAD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tegori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o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no-mê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çã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peração Bancár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_saida" table:target-range-address="Controller.A1:Controller.B19" table:show-filter-button="false" table:buttons="Controller.A1 Controller.A3">
          <table:source-cell-range table:cell-range-address="Data.A1:Data.H45"/>
          <table:data-pilot-field table:source-field-name="Tipo" table:orientation="page" table:selected-page="SAÍD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tegori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o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no-mê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çã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peração Bancár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42">
      <number:currency-symbol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126</meta:generator>
    <meta:initial-creator>Ricardo</meta:initial-creator>
    <dc:creator>Ricardo</dc:creator>
    <meta:creation-date>2025-01-13T22:43:38Z</meta:creation-date>
    <dc:date>2025-01-14T21:12:2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292.5pt" svg:width="480.75pt" chart:style-name="Crt0">
        <chart:title chart:style-name="CT00">
          <text:p text:style-name="a0" text:class-names="" text:cond-style-name="">Gasto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6" chart:class="chart:bar" chart:attached-axis="primary-y" chart:style-name="G0S0">
            <chart:data-label chart:style-name="DL00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limentação</text:p>
            </table:table-cell>
            <table:table-cell office:value-type="float" office:value="1600"/>
          </table:table-row>
          <table:table-row>
            <table:table-cell office:value-type="string">
              <text:p>Beleza</text:p>
            </table:table-cell>
            <table:table-cell office:value-type="float" office:value="330"/>
          </table:table-row>
          <table:table-row>
            <table:table-cell office:value-type="string">
              <text:p>Educação</text:p>
            </table:table-cell>
            <table:table-cell office:value-type="float" office:value="1100"/>
          </table:table-row>
          <table:table-row>
            <table:table-cell office:value-type="string">
              <text:p>Eletrônicos</text:p>
            </table:table-cell>
            <table:table-cell office:value-type="float" office:value="3000"/>
          </table:table-row>
          <table:table-row>
            <table:table-cell office:value-type="string">
              <text:p>Gastronomia</text:p>
            </table:table-cell>
            <table:table-cell office:value-type="float" office:value="570"/>
          </table:table-row>
          <table:table-row>
            <table:table-cell office:value-type="string">
              <text:p>Lazer</text:p>
            </table:table-cell>
            <table:table-cell office:value-type="float" office:value="500"/>
          </table:table-row>
          <table:table-row>
            <table:table-cell office:value-type="string">
              <text:p>Pet Care</text:p>
            </table:table-cell>
            <table:table-cell office:value-type="float" office:value="350"/>
          </table:table-row>
          <table:table-row>
            <table:table-cell office:value-type="string">
              <text:p>Presentes</text:p>
            </table:table-cell>
            <table:table-cell office:value-type="float" office:value="830"/>
          </table:table-row>
          <table:table-row>
            <table:table-cell office:value-type="string">
              <text:p>Saúde</text:p>
            </table:table-cell>
            <table:table-cell office:value-type="float" office:value="970"/>
          </table:table-row>
          <table:table-row>
            <table:table-cell office:value-type="string">
              <text:p>Serviços</text:p>
            </table:table-cell>
            <table:table-cell office:value-type="float" office:value="1400"/>
          </table:table-row>
          <table:table-row>
            <table:table-cell office:value-type="string">
              <text:p>Transporte</text:p>
            </table:table-cell>
            <table:table-cell office:value-type="float" office:value="800"/>
          </table:table-row>
          <table:table-row>
            <table:table-cell office:value-type="string">
              <text:p>Utilidades Dom.</text:p>
            </table:table-cell>
            <table:table-cell office:value-type="float" office:value="250"/>
          </table:table-row>
          <table:table-row>
            <table:table-cell office:value-type="string">
              <text:p>Utilidades Domésticas</text:p>
            </table:table-cell>
            <table:table-cell office:value-type="float" office:value="1250"/>
          </table:table-row>
          <table:table-row>
            <table:table-cell office:value-type="string">
              <text:p>Vestuário</text:p>
            </table:table-cell>
            <table:table-cell office:value-type="float" office:value="1500"/>
          </table:table-row>
          <table:table-row>
            <table:table-cell office:value-type="string">
              <text:p>Viagem</text:p>
            </table:table-cell>
            <table:table-cell office:value-type="float" office:value="125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5.25pt" svg:width="960.0000787401575pt" chart:style-name="Crt0">
        <chart:title chart:style-name="CT00">
          <text:p text:style-name="a0" text:class-names="" text:cond-style-name="">Entrada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Freelance</text:p>
            </table:table-cell>
            <table:table-cell office:value-type="float" office:value="1200"/>
          </table:table-row>
          <table:table-row>
            <table:table-cell office:value-type="string">
              <text:p>Investimentos</text:p>
            </table:table-cell>
            <table:table-cell office:value-type="float" office:value="800"/>
          </table:table-row>
          <table:table-row>
            <table:table-cell office:value-type="string">
              <text:p>Renda Fixa</text:p>
            </table:table-cell>
            <table:table-cell office:value-type="float" office:value="15000"/>
          </table:table-row>
          <table:table-row>
            <table:table-cell office:value-type="string">
              <text:p>Venda de ativos</text:p>
            </table:table-cell>
            <table:table-cell office:value-type="float" office:value="150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4.0pt" svg:width="480.75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Caixinha.$C$3" chart:values-cell-range-address="Caixinha.$D$3" chart:class="chart:bar" chart:attached-axis="primary-y" chart:style-name="G0S0">
            <chart:data-point/>
          </chart:series>
          <chart:series chart:label-cell-address="Caixinha.$C$4" chart:values-cell-range-address="Caixinha.$D$4" chart:class="chart:bar" chart:attached-axis="primary-y" chart:style-name="G0S1">
            <chart:data-point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